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italic" fo:font-weight="bold" officeooo:rsid="0001ae97" officeooo:paragraph-rsid="0001ae97" style:font-size-asian="19.25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style="italic" fo:font-weight="bold" officeooo:rsid="0002493d" officeooo:paragraph-rsid="0002493d" style:font-size-asian="19.25pt" style:font-style-asian="italic" style:font-weight-asian="bold" style:font-size-complex="2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style="italic" fo:font-weight="bold" officeooo:rsid="0001ae97" officeooo:paragraph-rsid="0001ae97" style:font-size-asian="17.5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italic" fo:font-weight="bold" officeooo:rsid="0001ae97" officeooo:paragraph-rsid="0002493d" style:font-size-asian="17.5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style="italic" fo:font-weight="bold" officeooo:rsid="00032969" officeooo:paragraph-rsid="00032969" style:font-size-asian="17.5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style="italic" fo:font-weight="bold" officeooo:rsid="0004b073" officeooo:paragraph-rsid="0004b073" style:font-size-asian="17.5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style="italic" fo:font-weight="bold" officeooo:rsid="0005c785" officeooo:paragraph-rsid="0005c785" style:font-size-asian="17.5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style="italic" fo:font-weight="normal" officeooo:rsid="0004b060" officeooo:paragraph-rsid="0004b060" style:font-size-asian="17.5pt" style:font-style-asian="italic" style:font-weight-asian="normal" style:font-size-complex="20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style="italic" fo:font-weight="normal" officeooo:rsid="0005c785" officeooo:paragraph-rsid="0005c785" style:font-size-asian="17.5pt" style:font-style-asian="italic" style:font-weight-asian="normal" style:font-size-complex="20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italic" fo:font-weight="normal" officeooo:rsid="0005c785" officeooo:paragraph-rsid="0005c785" style:font-size-asian="14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style="italic" fo:font-weight="normal" officeooo:rsid="00062899" officeooo:paragraph-rsid="00062899" style:font-size-asian="14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fo:font-weight="normal" officeooo:rsid="0005c785" officeooo:paragraph-rsid="0005c785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02493d" style:font-size-asian="15.75pt" style:font-size-complex="18pt"/>
    </style:style>
    <style:style style:name="T3" style:family="text">
      <style:text-properties fo:font-size="18pt" officeooo:rsid="0004b073" style:font-size-asian="15.75pt" style:font-size-complex="18pt"/>
    </style:style>
    <style:style style:name="T4" style:family="text">
      <style:text-properties fo:font-size="18pt" fo:font-weight="normal" officeooo:rsid="0002493d" style:font-size-asian="15.75pt" style:font-weight-asian="normal" style:font-size-complex="18pt" style:font-weight-complex="normal"/>
    </style:style>
    <style:style style:name="T5" style:family="text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roposal</text:p>
      <text:p text:style-name="P2">No-Parking Zones Detector</text:p>
      <text:p text:style-name="P3"/>
      <text:p text:style-name="P3"/>
      <text:p text:style-name="P4">Description: </text:p>
      <text:p text:style-name="P4"><text:span text:style-name="T4">This project will use video/image processing, to detect the presence of vehicles in no-parking zones. </text:span></text:p>
      <text:p text:style-name="P4"><text:span text:style-name="T4">Once presence of vehicle is confirmed, it will try to find out if there is anyone present in the vehicle.</text:span></text:p>
      <text:p text:style-name="P4"><text:span text:style-name="T4">If no person is present in the vehicle, then it will try to read the number plate of the vehicle and inform the relevant authorities </text:span></text:p>
      <text:p text:style-name="P4"><text:span text:style-name="T4"/></text:p>
      <text:p text:style-name="P5"><text:span text:style-name="T2">E</text:span><text:span text:style-name="T1">xisting Solutions:</text:span></text:p>
      <text:p text:style-name="P8"><text:span text:style-name="T3">1. </text:span><text:span text:style-name="T1">There are many existing algorithms and solutions which are able to efficiently detect from video frames if a vehicle is stationary at a particular place for more than a given time. </text:span><text:span text:style-name="T3">Some algorithms involve using a Kalman-Filter</text:span></text:p>
      <text:p text:style-name="P8"><text:span text:style-name="T3"/></text:p>
      <text:p text:style-name="P6"><text:span text:style-name="T1">Proposed Solution:</text:span></text:p>
      <text:p text:style-name="P12">This project aims to use a modified version of any of the available detection algorithms to detect stationary vehicles. Then this project takes it one notch further by employing human presence detectors to find whether a person is inside the vehicle and use image to text processors to find the number of the vehicle from it’s number plate</text:p>
      <text:p text:style-name="P9"><text:span text:style-name="T1"/></text:p>
      <text:p text:style-name="P7"><text:span text:style-name="T1">Performance Evaluation:</text:span></text:p>
      <text:p text:style-name="P12">The performance shall be evaluated on the following parameters:</text:p>
      <text:p text:style-name="P9"><text:span text:style-name="T1"><text:tab/></text:span></text:p>
      <text:p text:style-name="P9"><text:span text:style-name="T5">1. Correctly detect different types of vehicles of various shape and color.</text:span></text:p>
      <text:p text:style-name="P10">2. Correctly detect the vehicles in varied intensity of ambient light (morning, <text:tab/>afternoon, evening, night etc.)</text:p>
      <text:p text:style-name="P10">3. Accuracy upto which it is able to read the number plate from a variety of <text:tab/>different angles</text:p>
      <text:p text:style-name="P10">4. The time it takes to complete all the above process.</text:p>
      <text:p text:style-name="P11">5. The iLIDS(Imagery Library for Intelligent Detection Systems) can be used as a dataset for the evaluation</text:p>
      <text:p text:style-name="P8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Linux_X86_64 LibreOffice_project/00m0$Build-2</meta:generator>
    <dc:date>2018-09-10T00:57:00.420817245</dc:date>
    <meta:editing-duration>PT46M26S</meta:editing-duration>
    <meta:editing-cycles>6</meta:editing-cycles>
    <meta:document-statistic meta:table-count="0" meta:image-count="0" meta:object-count="0" meta:page-count="2" meta:paragraph-count="18" meta:word-count="251" meta:character-count="1529" meta:non-whitespace-character-count="1289"/>
  </office:meta>
</office:document-meta>
</file>